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87cm" style:rel-column-width="1920*"/>
    </style:style>
    <style:style style:name="Table1.B" style:family="table-column">
      <style:table-column-properties style:column-width="13.614cm" style:rel-column-width="771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17cm" style:page-number="auto" table:align="margins"/>
    </style:style>
    <style:style style:name="Table2.A" style:family="table-column">
      <style:table-column-properties style:column-width="3.387cm" style:rel-column-width="1920*"/>
    </style:style>
    <style:style style:name="Table2.B" style:family="table-column">
      <style:table-column-properties style:column-width="13.614cm" style:rel-column-width="771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87cm" style:rel-column-width="1920*"/>
    </style:style>
    <style:style style:name="Table3.B" style:family="table-column">
      <style:table-column-properties style:column-width="13.614cm" style:rel-column-width="771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87cm" style:rel-column-width="1920*"/>
    </style:style>
    <style:style style:name="Table4.B" style:family="table-column">
      <style:table-column-properties style:column-width="13.614cm" style:rel-column-width="771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7133" officeooo:paragraph-rsid="00017133"/>
    </style:style>
    <style:style style:name="P2" style:family="paragraph" style:parent-style-name="Table_20_Contents">
      <style:text-properties officeooo:rsid="00017133" officeooo:paragraph-rsid="00109668"/>
    </style:style>
    <style:style style:name="P3" style:family="paragraph" style:parent-style-name="Table_20_Contents">
      <style:text-properties officeooo:rsid="00017133" officeooo:paragraph-rsid="0020c646"/>
    </style:style>
    <style:style style:name="P4" style:family="paragraph" style:parent-style-name="Table_20_Contents">
      <style:text-properties officeooo:rsid="00017133" officeooo:paragraph-rsid="002ca1de"/>
    </style:style>
    <style:style style:name="P5" style:family="paragraph" style:parent-style-name="Table_20_Contents">
      <style:text-properties fo:font-weight="bold" officeooo:rsid="00017133" officeooo:paragraph-rsid="00017133" style:font-weight-asian="bold" style:font-weight-complex="bold"/>
    </style:style>
    <style:style style:name="P6" style:family="paragraph" style:parent-style-name="Table_20_Contents">
      <style:text-properties fo:font-weight="bold" officeooo:rsid="00017133" officeooo:paragraph-rsid="000efa12" style:font-weight-asian="bold" style:font-weight-complex="bold"/>
    </style:style>
    <style:style style:name="P7" style:family="paragraph" style:parent-style-name="Table_20_Contents">
      <style:text-properties fo:font-weight="bold" officeooo:rsid="00017133" officeooo:paragraph-rsid="0011e953" style:font-weight-asian="bold" style:font-weight-complex="bold"/>
    </style:style>
    <style:style style:name="P8" style:family="paragraph" style:parent-style-name="Table_20_Contents">
      <style:text-properties fo:font-weight="bold" officeooo:rsid="00017133" officeooo:paragraph-rsid="0020c646" style:font-weight-asian="bold" style:font-weight-complex="bold"/>
    </style:style>
    <style:style style:name="P9" style:family="paragraph" style:parent-style-name="Table_20_Contents">
      <style:text-properties fo:font-weight="bold" officeooo:rsid="00017133" officeooo:paragraph-rsid="002ca1de" style:font-weight-asian="bold" style:font-weight-complex="bold"/>
    </style:style>
    <style:style style:name="P10" style:family="paragraph" style:parent-style-name="Table_20_Contents" style:list-style-name="L1">
      <style:text-properties fo:font-weight="bold" officeooo:rsid="0001eb66" officeooo:paragraph-rsid="0001eb66" style:font-weight-asian="bold" style:font-weight-complex="bold"/>
    </style:style>
    <style:style style:name="P11" style:family="paragraph" style:parent-style-name="Table_20_Contents" style:list-style-name="L1">
      <style:text-properties fo:font-weight="bold" officeooo:rsid="0001eb66" officeooo:paragraph-rsid="0005e2f9" style:font-weight-asian="bold" style:font-weight-complex="bold"/>
    </style:style>
    <style:style style:name="P12" style:family="paragraph" style:parent-style-name="Table_20_Contents">
      <style:text-properties fo:font-weight="bold" officeooo:rsid="0001eb66" officeooo:paragraph-rsid="0001eb66" style:font-weight-asian="bold" style:font-weight-complex="bold"/>
    </style:style>
    <style:style style:name="P13" style:family="paragraph" style:parent-style-name="Table_20_Contents">
      <style:text-properties fo:font-weight="bold" officeooo:rsid="0005e2f9" officeooo:paragraph-rsid="0005e2f9" style:font-weight-asian="bold" style:font-weight-complex="bold"/>
    </style:style>
    <style:style style:name="P14" style:family="paragraph" style:parent-style-name="Table_20_Contents" style:list-style-name="L1">
      <style:text-properties fo:font-weight="bold" officeooo:rsid="0005e2f9" officeooo:paragraph-rsid="0005e2f9" style:font-weight-asian="bold" style:font-weight-complex="bold"/>
    </style:style>
    <style:style style:name="P15" style:family="paragraph" style:parent-style-name="Table_20_Contents">
      <style:text-properties fo:font-weight="bold" officeooo:rsid="000703ef" officeooo:paragraph-rsid="000703ef" style:font-weight-asian="bold" style:font-weight-complex="bold"/>
    </style:style>
    <style:style style:name="P16" style:family="paragraph" style:parent-style-name="Table_20_Contents" style:list-style-name="L4">
      <style:text-properties fo:font-weight="bold" officeooo:rsid="00082507" officeooo:paragraph-rsid="00082507" style:font-weight-asian="bold" style:font-weight-complex="bold"/>
    </style:style>
    <style:style style:name="P17" style:family="paragraph" style:parent-style-name="Table_20_Contents" style:list-style-name="L4">
      <style:text-properties fo:font-weight="bold" officeooo:rsid="00085f7d" officeooo:paragraph-rsid="00085f7d" style:font-weight-asian="bold" style:font-weight-complex="bold"/>
    </style:style>
    <style:style style:name="P18" style:family="paragraph" style:parent-style-name="Table_20_Contents">
      <style:text-properties fo:font-weight="bold" officeooo:rsid="000b54cb" officeooo:paragraph-rsid="000b54cb" style:font-weight-asian="bold" style:font-weight-complex="bold"/>
    </style:style>
    <style:style style:name="P19" style:family="paragraph" style:parent-style-name="Table_20_Contents">
      <style:text-properties fo:font-weight="bold" officeooo:rsid="000d5085" officeooo:paragraph-rsid="000d5085" style:font-weight-asian="bold" style:font-weight-complex="bold"/>
    </style:style>
    <style:style style:name="P20" style:family="paragraph" style:parent-style-name="Table_20_Contents" style:list-style-name="L5">
      <style:text-properties fo:font-weight="bold" officeooo:rsid="000d6219" officeooo:paragraph-rsid="000d6219" style:font-weight-asian="bold" style:font-weight-complex="bold"/>
    </style:style>
    <style:style style:name="P21" style:family="paragraph" style:parent-style-name="Table_20_Contents" style:list-style-name="L8">
      <style:text-properties fo:font-weight="bold" officeooo:rsid="000d6219" officeooo:paragraph-rsid="001d86a8" style:font-weight-asian="bold" style:font-weight-complex="bold"/>
    </style:style>
    <style:style style:name="P22" style:family="paragraph" style:parent-style-name="Table_20_Contents" style:list-style-name="L8">
      <style:text-properties fo:font-weight="bold" officeooo:rsid="000d6219" officeooo:paragraph-rsid="002afe41" style:font-weight-asian="bold" style:font-weight-complex="bold"/>
    </style:style>
    <style:style style:name="P23" style:family="paragraph" style:parent-style-name="Table_20_Contents">
      <style:text-properties fo:font-weight="bold" officeooo:rsid="0012886b" officeooo:paragraph-rsid="0012f548" style:font-weight-asian="bold" style:font-weight-complex="bold"/>
    </style:style>
    <style:style style:name="P24" style:family="paragraph" style:parent-style-name="Table_20_Contents">
      <style:text-properties fo:font-weight="bold" officeooo:rsid="0014b8b4" officeooo:paragraph-rsid="0014b8b4" style:font-weight-asian="bold" style:font-weight-complex="bold"/>
    </style:style>
    <style:style style:name="P25" style:family="paragraph" style:parent-style-name="Table_20_Contents" style:list-style-name="L6">
      <style:text-properties fo:font-weight="bold" officeooo:rsid="0017ca1c" officeooo:paragraph-rsid="0017ca1c" style:font-weight-asian="bold" style:font-weight-complex="bold"/>
    </style:style>
    <style:style style:name="P26" style:family="paragraph" style:parent-style-name="Table_20_Contents" style:list-style-name="L6">
      <style:text-properties fo:font-weight="bold" officeooo:rsid="0017ca1c" officeooo:paragraph-rsid="001b30df" style:font-weight-asian="bold" style:font-weight-complex="bold"/>
    </style:style>
    <style:style style:name="P27" style:family="paragraph" style:parent-style-name="Table_20_Contents">
      <style:text-properties fo:font-weight="bold" officeooo:rsid="0017ca1c" officeooo:paragraph-rsid="0017ca1c" style:font-weight-asian="bold" style:font-weight-complex="bold"/>
    </style:style>
    <style:style style:name="P28" style:family="paragraph" style:parent-style-name="Table_20_Contents">
      <style:text-properties fo:font-weight="bold" officeooo:rsid="0017ca1c" officeooo:paragraph-rsid="001b30df" style:font-weight-asian="bold" style:font-weight-complex="bold"/>
    </style:style>
    <style:style style:name="P29" style:family="paragraph" style:parent-style-name="Table_20_Contents" style:list-style-name="L7">
      <style:text-properties fo:font-weight="bold" officeooo:rsid="001b30df" officeooo:paragraph-rsid="001b30df" style:font-weight-asian="bold" style:font-weight-complex="bold"/>
    </style:style>
    <style:style style:name="P30" style:family="paragraph" style:parent-style-name="Table_20_Contents">
      <style:text-properties fo:font-weight="bold" officeooo:rsid="001ba54b" officeooo:paragraph-rsid="001ba54b" style:font-weight-asian="bold" style:font-weight-complex="bold"/>
    </style:style>
    <style:style style:name="P31" style:family="paragraph" style:parent-style-name="Table_20_Contents" style:list-style-name="L8">
      <style:text-properties fo:font-weight="bold" officeooo:rsid="001d86a8" officeooo:paragraph-rsid="001d86a8" style:font-weight-asian="bold" style:font-weight-complex="bold"/>
    </style:style>
    <style:style style:name="P32" style:family="paragraph" style:parent-style-name="Table_20_Contents">
      <style:text-properties fo:font-weight="bold" officeooo:rsid="00201c49" officeooo:paragraph-rsid="00201c49" style:font-weight-asian="bold" style:font-weight-complex="bold"/>
    </style:style>
    <style:style style:name="P33" style:family="paragraph" style:parent-style-name="Table_20_Contents">
      <style:text-properties fo:font-weight="bold" officeooo:rsid="002224c4" officeooo:paragraph-rsid="002224c4" style:font-weight-asian="bold" style:font-weight-complex="bold"/>
    </style:style>
    <style:style style:name="P34" style:family="paragraph" style:parent-style-name="Table_20_Contents">
      <style:text-properties fo:font-weight="bold" officeooo:rsid="00227f16" officeooo:paragraph-rsid="00227f16" style:font-weight-asian="bold" style:font-weight-complex="bold"/>
    </style:style>
    <style:style style:name="P35" style:family="paragraph" style:parent-style-name="Table_20_Contents">
      <style:text-properties fo:font-weight="bold" officeooo:rsid="00227f16" officeooo:paragraph-rsid="002640e6" style:font-weight-asian="bold" style:font-weight-complex="bold"/>
    </style:style>
    <style:style style:name="P36" style:family="paragraph" style:parent-style-name="Table_20_Contents">
      <style:text-properties fo:font-weight="bold" officeooo:rsid="00227f16" officeooo:paragraph-rsid="002e7912" style:font-weight-asian="bold" style:font-weight-complex="bold"/>
    </style:style>
    <style:style style:name="P37" style:family="paragraph" style:parent-style-name="Table_20_Contents" style:list-style-name="L9">
      <style:text-properties fo:font-weight="bold" officeooo:rsid="0023d01f" officeooo:paragraph-rsid="0023d01f" style:font-weight-asian="bold" style:font-weight-complex="bold"/>
    </style:style>
    <style:style style:name="P38" style:family="paragraph" style:parent-style-name="Table_20_Contents" style:list-style-name="L9">
      <style:text-properties fo:font-weight="bold" officeooo:rsid="0023d01f" officeooo:paragraph-rsid="002640e6" style:font-weight-asian="bold" style:font-weight-complex="bold"/>
    </style:style>
    <style:style style:name="P39" style:family="paragraph" style:parent-style-name="Table_20_Contents">
      <style:text-properties fo:font-weight="bold" officeooo:rsid="0023d01f" officeooo:paragraph-rsid="0023d01f" style:font-weight-asian="bold" style:font-weight-complex="bold"/>
    </style:style>
    <style:style style:name="P40" style:family="paragraph" style:parent-style-name="Table_20_Contents">
      <style:text-properties fo:font-weight="bold" officeooo:rsid="0023d01f" officeooo:paragraph-rsid="002640e6" style:font-weight-asian="bold" style:font-weight-complex="bold"/>
    </style:style>
    <style:style style:name="P41" style:family="paragraph" style:parent-style-name="Table_20_Contents">
      <style:text-properties fo:font-weight="bold" officeooo:rsid="00281cda" officeooo:paragraph-rsid="00281cda" style:font-weight-asian="bold" style:font-weight-complex="bold"/>
    </style:style>
    <style:style style:name="P42" style:family="paragraph" style:parent-style-name="Table_20_Contents" style:list-style-name="L10">
      <style:text-properties fo:font-weight="bold" officeooo:rsid="0029a25b" officeooo:paragraph-rsid="0029a25b" style:font-weight-asian="bold" style:font-weight-complex="bold"/>
    </style:style>
    <style:style style:name="P43" style:family="paragraph" style:parent-style-name="Table_20_Contents">
      <style:text-properties fo:font-weight="bold" officeooo:rsid="0029a25b" officeooo:paragraph-rsid="0029a25b" style:font-weight-asian="bold" style:font-weight-complex="bold"/>
    </style:style>
    <style:style style:name="P44" style:family="paragraph" style:parent-style-name="Table_20_Contents" style:list-style-name="L11">
      <style:text-properties fo:font-weight="bold" officeooo:rsid="0029a25b" officeooo:paragraph-rsid="0029a25b" style:font-weight-asian="bold" style:font-weight-complex="bold"/>
    </style:style>
    <style:style style:name="P45" style:family="paragraph" style:parent-style-name="Table_20_Contents">
      <style:text-properties fo:font-weight="bold" officeooo:rsid="0029f9ab" officeooo:paragraph-rsid="0029f9ab" style:font-weight-asian="bold" style:font-weight-complex="bold"/>
    </style:style>
    <style:style style:name="P46" style:family="paragraph" style:parent-style-name="Table_20_Contents" style:list-style-name="L8">
      <style:text-properties fo:font-weight="bold" officeooo:rsid="002afe41" officeooo:paragraph-rsid="002afe41" style:font-weight-asian="bold" style:font-weight-complex="bold"/>
    </style:style>
    <style:style style:name="P47" style:family="paragraph" style:parent-style-name="Table_20_Contents">
      <style:text-properties fo:font-weight="bold" officeooo:rsid="002bdb05" officeooo:paragraph-rsid="002bdb05" style:font-weight-asian="bold" style:font-weight-complex="bold"/>
    </style:style>
    <style:style style:name="P48" style:family="paragraph" style:parent-style-name="Table_20_Contents" style:list-style-name="L12">
      <style:text-properties fo:font-weight="bold" officeooo:rsid="002e7912" officeooo:paragraph-rsid="002e7912" style:font-weight-asian="bold" style:font-weight-complex="bold"/>
    </style:style>
    <style:style style:name="P49" style:family="paragraph" style:parent-style-name="Table_20_Contents">
      <style:text-properties fo:font-weight="bold" officeooo:rsid="002e7912" officeooo:paragraph-rsid="002e7912" style:font-weight-asian="bold" style:font-weight-complex="bold"/>
    </style:style>
    <style:style style:name="P50" style:family="paragraph" style:parent-style-name="Table_20_Contents">
      <style:text-properties fo:font-weight="bold" officeooo:rsid="002fd8a3" officeooo:paragraph-rsid="002fd8a3" style:font-weight-asian="bold" style:font-weight-complex="bold"/>
    </style:style>
    <style:style style:name="P51" style:family="paragraph" style:parent-style-name="Table_20_Contents" style:list-style-name="L13">
      <style:text-properties fo:font-weight="bold" officeooo:rsid="00310298" officeooo:paragraph-rsid="00310298" style:font-weight-asian="bold" style:font-weight-complex="bold"/>
    </style:style>
    <style:style style:name="P52" style:family="paragraph" style:parent-style-name="Table_20_Contents" style:list-style-name="L13">
      <style:text-properties fo:font-weight="bold" officeooo:rsid="00310298" officeooo:paragraph-rsid="00334e10" style:font-weight-asian="bold" style:font-weight-complex="bold"/>
    </style:style>
    <style:style style:name="P53" style:family="paragraph" style:parent-style-name="Table_20_Contents">
      <style:text-properties fo:font-weight="bold" officeooo:rsid="00310298" officeooo:paragraph-rsid="00310298" style:font-weight-asian="bold" style:font-weight-complex="bold"/>
    </style:style>
    <style:style style:name="P54" style:family="paragraph" style:parent-style-name="Table_20_Contents" style:list-style-name="L14">
      <style:text-properties fo:font-weight="bold" officeooo:rsid="00310298" officeooo:paragraph-rsid="0036521a" style:font-weight-asian="bold" style:font-weight-complex="bold"/>
    </style:style>
    <style:style style:name="P55" style:family="paragraph" style:parent-style-name="Table_20_Contents">
      <style:text-properties fo:font-weight="bold" officeooo:rsid="00334e10" officeooo:paragraph-rsid="00334e10" style:font-weight-asian="bold" style:font-weight-complex="bold"/>
    </style:style>
    <style:style style:name="P56" style:family="paragraph" style:parent-style-name="Table_20_Contents" style:list-style-name="L13">
      <style:text-properties fo:font-weight="bold" officeooo:rsid="00334e10" officeooo:paragraph-rsid="00334e10" style:font-weight-asian="bold" style:font-weight-complex="bold"/>
    </style:style>
    <style:style style:name="P57" style:family="paragraph" style:parent-style-name="Table_20_Contents">
      <style:text-properties fo:font-weight="bold" officeooo:rsid="00350a7a" officeooo:paragraph-rsid="00350a7a" style:font-weight-asian="bold" style:font-weight-complex="bold"/>
    </style:style>
    <style:style style:name="P58" style:family="paragraph" style:parent-style-name="Table_20_Contents" style:list-style-name="L14">
      <style:text-properties fo:font-weight="bold" officeooo:rsid="0036521a" officeooo:paragraph-rsid="003652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eb66" style:font-weight-asian="normal" style:font-weight-complex="normal"/>
    </style:style>
    <style:style style:name="T4" style:family="text">
      <style:text-properties fo:font-weight="normal" officeooo:rsid="0005e2f9" style:font-weight-asian="normal" style:font-weight-complex="normal"/>
    </style:style>
    <style:style style:name="T5" style:family="text">
      <style:text-properties fo:font-weight="normal" officeooo:rsid="00086fae" style:font-weight-asian="normal" style:font-weight-complex="normal"/>
    </style:style>
    <style:style style:name="T6" style:family="text">
      <style:text-properties fo:font-weight="normal" officeooo:rsid="00098bfc" style:font-weight-asian="normal" style:font-weight-complex="normal"/>
    </style:style>
    <style:style style:name="T7" style:family="text">
      <style:text-properties fo:font-weight="normal" officeooo:rsid="000cd8da" style:font-weight-asian="normal" style:font-weight-complex="normal"/>
    </style:style>
    <style:style style:name="T8" style:family="text">
      <style:text-properties fo:font-weight="normal" officeooo:rsid="0011e953" style:font-weight-asian="normal" style:font-weight-complex="normal"/>
    </style:style>
    <style:style style:name="T9" style:family="text">
      <style:text-properties fo:font-weight="normal" officeooo:rsid="0012f548" style:font-weight-asian="normal" style:font-weight-complex="normal"/>
    </style:style>
    <style:style style:name="T10" style:family="text">
      <style:text-properties fo:font-weight="normal" officeooo:rsid="0017ca1c" style:font-weight-asian="normal" style:font-weight-complex="normal"/>
    </style:style>
    <style:style style:name="T11" style:family="text">
      <style:text-properties fo:font-weight="normal" officeooo:rsid="001b30df" style:font-weight-asian="normal" style:font-weight-complex="normal"/>
    </style:style>
    <style:style style:name="T12" style:family="text">
      <style:text-properties fo:font-weight="normal" officeooo:rsid="0020c646" style:font-weight-asian="normal" style:font-weight-complex="normal"/>
    </style:style>
    <style:style style:name="T13" style:family="text">
      <style:text-properties fo:font-weight="normal" officeooo:rsid="002640e6" style:font-weight-asian="normal" style:font-weight-complex="normal"/>
    </style:style>
    <style:style style:name="T14" style:family="text">
      <style:text-properties fo:font-weight="normal" officeooo:rsid="0029f9ab" style:font-weight-asian="normal" style:font-weight-complex="normal"/>
    </style:style>
    <style:style style:name="T15" style:family="text">
      <style:text-properties fo:font-weight="normal" officeooo:rsid="002ca1de" style:font-weight-asian="normal" style:font-weight-complex="normal"/>
    </style:style>
    <style:style style:name="T16" style:family="text">
      <style:text-properties fo:font-weight="normal" officeooo:rsid="002ce375" style:font-weight-asian="normal" style:font-weight-complex="normal"/>
    </style:style>
    <style:style style:name="T17" style:family="text">
      <style:text-properties fo:font-weight="normal" officeooo:rsid="002fd8a3" style:font-weight-asian="normal" style:font-weight-complex="normal"/>
    </style:style>
    <style:style style:name="T18" style:family="text">
      <style:text-properties fo:font-weight="normal" officeooo:rsid="0032fecd" style:font-weight-asian="normal" style:font-weight-complex="normal"/>
    </style:style>
    <style:style style:name="T19" style:family="text">
      <style:text-properties fo:font-weight="normal" officeooo:rsid="00334e10" style:font-weight-asian="normal" style:font-weight-complex="normal"/>
    </style:style>
    <style:style style:name="T20" style:family="text">
      <style:text-properties fo:font-weight="normal" officeooo:rsid="003813a3" style:font-weight-asian="normal" style:font-weight-complex="normal"/>
    </style:style>
    <style:style style:name="T21" style:family="text">
      <style:text-properties officeooo:rsid="0001eb66"/>
    </style:style>
    <style:style style:name="T22" style:family="text">
      <style:text-properties officeooo:rsid="00098bfc"/>
    </style:style>
    <style:style style:name="T23" style:family="text">
      <style:text-properties officeooo:rsid="000efa12"/>
    </style:style>
    <style:style style:name="T24" style:family="text">
      <style:text-properties officeooo:rsid="0011e953"/>
    </style:style>
    <style:style style:name="T25" style:family="text">
      <style:text-properties officeooo:rsid="0014b8b4"/>
    </style:style>
    <style:style style:name="T26" style:family="text">
      <style:text-properties officeooo:rsid="0017ca1c"/>
    </style:style>
    <style:style style:name="T27" style:family="text">
      <style:text-properties officeooo:rsid="0020c646"/>
    </style:style>
    <style:style style:name="T28" style:family="text">
      <style:text-properties officeooo:rsid="002640e6"/>
    </style:style>
    <style:style style:name="T29" style:family="text">
      <style:text-properties officeooo:rsid="002e7912"/>
    </style:style>
    <style:style style:name="T30" style:family="text">
      <style:text-properties officeooo:rsid="0032fecd"/>
    </style:style>
    <style:style style:name="T31" style:family="text">
      <style:text-properties officeooo:rsid="00334e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User Story 1</text:p>
          </table:table-cell>
          <table:covered-table-cell/>
        </table:table-row>
        <table:table-row>
          <table:table-cell table:style-name="Table1.A2" office:value-type="string">
            <text:p text:style-name="P5">Descrição</text:p>
          </table:table-cell>
          <table:table-cell table:style-name="Table1.B2" office:value-type="string">
            <text:p text:style-name="P1"><text:span text:style-name="T1">Enquanto:</text:span> <text:span text:style-name="T2">fonoaudiólogo(a),</text:span></text:p>
            <text:p text:style-name="P5">Eu gostaria de:<text:span text:style-name="T2"> mostrar um conjunto de figuras para o paciente durante as seções com o mesmo</text:span></text:p>
            <text:p text:style-name="P5">Para: <text:span text:style-name="T2">que o mesmo possa tentar me dizer o nome da figura e eu possa avaliar se ele acertou ou não ou se está em dúvida sobre o nome </text:span><text:span text:style-name="T3">da mesma, </text:span><text:span text:style-name="T7">indicando a quantidade de figuras certas, erradas e em dúvida.</text:span></text:p>
          </table:table-cell>
        </table:table-row>
        <table:table-row>
          <table:table-cell table:style-name="Table1.A2" office:value-type="string">
            <text:p text:style-name="P5">Cenários</text:p>
          </table:table-cell>
          <table:table-cell table:style-name="Table1.B2" office:value-type="string">
            <text:p text:style-name="P5">Cenário 1: Mostrar lista de figura<text:span text:style-name="T21">s</text:span> e o <text:span text:style-name="T21">paciente acertar o nome de uma figura</text:span></text:p>
            <text:list xml:id="list2631632207782435734" text:style-name="L1">
              <text:list-item>
                <text:p text:style-name="P10">Dado: <text:span text:style-name="T2">Um conjunto com um determinado número de figuras quaisquer, sendo possível alternar entre elas;</text:span></text:p>
              </text:list-item>
              <text:list-item>
                <text:p text:style-name="P10">Quando: <text:span text:style-name="T2">O paciente, após solicitado, acertar o nome de determinada figura; </text:span></text:p>
              </text:list-item>
              <text:list-item>
                <text:p text:style-name="P10">Então: <text:span text:style-name="T2">A quantidade de acertos de figuras é acumulado.</text:span></text:p>
              </text:list-item>
            </text:list>
            <text:p text:style-name="P12"><text:span text:style-name="T2"/></text:p>
            <text:p text:style-name="P12">Cenário 2: Mostrar uma lista de figuras e o paciente errar o nome de uma figura</text:p>
            <text:list xml:id="list230652152711034" text:continue-numbering="true" text:style-name="L1">
              <text:list-item>
                <text:p text:style-name="P10">Dado: <text:span text:style-name="T2">Um conjunto com um determinado número de figuras quaisquer, sendo possível alternar entre elas;</text:span></text:p>
              </text:list-item>
              <text:list-item>
                <text:p text:style-name="P10">Quando:<text:span text:style-name="T2"> O paciente, após solicitado, errar o nome de determinada figura;</text:span></text:p>
              </text:list-item>
              <text:list-item>
                <text:p text:style-name="P10">Então:<text:span text:style-name="T2"> A quantidade de erros de figuras é acumulado.</text:span></text:p>
              </text:list-item>
            </text:list>
            <text:p text:style-name="P12"><text:span text:style-name="T2"/></text:p>
            <text:p text:style-name="P13">Cenário 3: <text:span text:style-name="T21">Mostrar uma lista de figuras e o paciente não souber o nome de uma figura</text:span></text:p>
            <text:list xml:id="list230651573809870" text:continue-numbering="true" text:style-name="L1">
              <text:list-item>
                <text:p text:style-name="P11">Dado: <text:span text:style-name="T2">Um conjunto com um determinado número de figuras quaisquer, sendo possível alternar entre elas;</text:span></text:p>
              </text:list-item>
              <text:list-item>
                <text:p text:style-name="P11">Quando:<text:span text:style-name="T2"> O paciente, após solicitado, </text:span><text:span text:style-name="T4">não souber responder o nome da figura;</text:span></text:p>
              </text:list-item>
              <text:list-item>
                <text:p text:style-name="P14">E: <text:span text:style-name="T2">A figura não for colocada nem como certa nem como errada;</text:span></text:p>
              </text:list-item>
              <text:list-item>
                <text:p text:style-name="P14">Então: <text:span text:style-name="T2">A <text:s/>quantidade de dúvidas de figura é acumulado.</text:span></text:p>
                <text:p text:style-name="P14"><text:span text:style-name="T2"/></text:p>
              </text:list-item>
            </text:list>
            <text:p text:style-name="P15">Cenário 4: Fonoaudiólogo escolhe figuras que começam com determinada letra</text:p>
            <text:list xml:id="list2260386756677897211" text:style-name="L4">
              <text:list-item>
                <text:p text:style-name="P16">Dado: <text:span text:style-name="T2">O fonoaudiólogo queira mudar o conjunto de figuras que serão apresentadas ao paciente com base na letra inicial das mesmas; </text:span></text:p>
              </text:list-item>
              <text:list-item>
                <text:p text:style-name="P17">Quando:<text:span text:style-name="T2"> O fonoaudiólogo clicar no botão de configurações do exercício;</text:span></text:p>
              </text:list-item>
              <text:list-item>
                <text:p text:style-name="P17">Então: <text:span text:style-name="T2">Aparecerá </text:span><text:span text:style-name="T5">uma janela de configurações, onde o fonoaudiólogo poderá selecionar a letra inicial dos nomes das figuras, </text:span><text:span text:style-name="T6">sendo que após isso, serão mostradas todas as figuras que iniciam com a letra escolhida.</text:span></text:p>
              </text:list-item>
            </text:list>
            <text:p text:style-name="P18"><text:span text:style-name="T6"/></text:p>
            <text:p text:style-name="P19"><text:span text:style-name="T22">C</text:span>enário 5: Fonoaudiólogo deseja visualizar número de figuras respondidas corretamente, erroneamente e em dúvida.</text:p>
            <text:list xml:id="list7468914461261405215" text:style-name="L5">
              <text:list-item>
                <text:p text:style-name="P20">Dado: <text:span text:style-name="T2">Que o paciente já terminou o exercício;</text:span></text:p>
              </text:list-item>
              <text:list-item>
                <text:p text:style-name="P20">Quando: <text:span text:style-name="T2">O fonoaudiólogo clica em terminar o exercício;</text:span></text:p>
              </text:list-item>
              <text:list-item>
                <text:p text:style-name="P20">Então: <text:span text:style-name="T2">Será mostrado uma tela com a quantidade de erros, acertos e dúvidas do paciente.</text:span></text:p>
              </text:list-item>
            </text:list>
          </table:table-cell>
        </table:table-row>
      </table:table>
      <text:p text:style-name="Standard"><text:s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6">User Story <text:span text:style-name="T23">2</text:span></text:p>
          </table:table-cell>
          <table:covered-table-cell/>
        </table:table-row>
        <table:table-row>
          <table:table-cell table:style-name="Table2.A2" office:value-type="string">
            <text:p text:style-name="P5">Descrição</text:p>
          </table:table-cell>
          <table:table-cell table:style-name="Table2.B2" office:value-type="string">
            <text:p text:style-name="P2"><text:span text:style-name="T1">Enquanto:</text:span> <text:span text:style-name="T2">fonoaudiólogo(a),</text:span></text:p>
            <text:p text:style-name="P7">Eu gostaria de:<text:span text:style-name="T2"> </text:span><text:span text:style-name="T8">poder mostrar a figura de um cenário para o paciente, para que possa perguntar o que há neste cenário; </text:span></text:p>
            <text:p text:style-name="P23"><text:span text:style-name="T24">P</text:span>ara: <text:span text:style-name="T9">que o mesmo possa tentar me responder, </text:span><text:span text:style-name="T10">indicando se encontrou todos os itens solicitados que estão dentro da cena ou não.</text:span></text:p>
          </table:table-cell>
        </table:table-row>
        <table:table-row>
          <table:table-cell table:style-name="Table2.A2" office:value-type="string">
            <text:p text:style-name="P5">Cenários</text:p>
          </table:table-cell>
          <table:table-cell table:style-name="Table2.B2" office:value-type="string">
            <text:p text:style-name="P24">Cenário 1: Mostrar figura de cenário para o paciente e ele encontrar <text:s/><text:span text:style-name="T26">um dos </text:span>objetos solicitados.</text:p>
            <text:list xml:id="list2349400660911027401" text:style-name="L6">
              <text:list-item>
                <text:p text:style-name="P25">Dado: <text:span text:style-name="T2">Uma figura contendo um cenário qualquer para o paciente;</text:span></text:p>
              </text:list-item>
              <text:list-item>
                <text:p text:style-name="P25">Quando:<text:span text:style-name="T2"> O paciente clicar em um item que lhe é solicitado; </text:span></text:p>
              </text:list-item>
              <text:list-item>
                <text:p text:style-name="P25">Então: <text:span text:style-name="T2">A quantidade de acertos é acumulada.</text:span></text:p>
              </text:list-item>
            </text:list>
            <text:p text:style-name="P27"><text:span text:style-name="T2"/></text:p>
            <text:p text:style-name="P27">Cenário 2: <text:span text:style-name="T25">Mostrar figura de cenário para o paciente e ele <text:s/>clicar em algum objeto que não lhe é solicitado.</text:span></text:p>
            <text:list xml:id="list230651104853877" text:continue-numbering="true" text:style-name="L6">
              <text:list-item>
                <text:p text:style-name="P26">Dado: <text:span text:style-name="T2">Uma figura contendo um cenário qualquer para o paciente;</text:span></text:p>
              </text:list-item>
              <text:list-item>
                <text:p text:style-name="P26">Quando:<text:span text:style-name="T2"> O paciente clicar em um item que </text:span><text:span text:style-name="T11">não</text:span><text:span text:style-name="T2"> lhe é solicitado; </text:span></text:p>
              </text:list-item>
              <text:list-item>
                <text:p text:style-name="P26">Então:<text:span text:style-name="T2"> A quantidade de </text:span><text:span text:style-name="T11">erros</text:span><text:span text:style-name="T2"> é acumulada.</text:span></text:p>
              </text:list-item>
            </text:list>
            <text:p text:style-name="P28"><text:span text:style-name="T2"/></text:p>
            <text:p text:style-name="P30">Cenário 3: Mostrar a quantidade de acertos e erros do paciente.</text:p>
            <text:list xml:id="list501315532734159092" text:style-name="L8">
              <text:list-item>
                <text:p text:style-name="P21">Dado: <text:span text:style-name="T2">Que o paciente já terminou o exercício;</text:span></text:p>
              </text:list-item>
              <text:list-item>
                <text:p text:style-name="P31">Quando: <text:span text:style-name="T2">O paciente encontrar o último item que lhe é solicitado no cenário; </text:span></text:p>
              </text:list-item>
              <text:list-item>
                <text:p text:style-name="P31">Então: <text:span text:style-name="T2">É mostrada a tela que indica a quantidade de acertos e erros.</text:span></text:p>
              </text:list-item>
            </text:list>
            <text:list xml:id="list3880339380173214549" text:style-name="L7">
              <text:list-header>
                <text:p text:style-name="P29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32">User Story 3</text:p>
          </table:table-cell>
          <table:covered-table-cell/>
        </table:table-row>
        <table:table-row>
          <table:table-cell table:style-name="Table3.A2" office:value-type="string">
            <text:p text:style-name="P5">Descrição</text:p>
          </table:table-cell>
          <table:table-cell table:style-name="Table3.B2" office:value-type="string">
            <text:p text:style-name="P3"><text:span text:style-name="T1">Enquanto:</text:span> <text:span text:style-name="T2">fonoaudiólogo(a),</text:span></text:p>
            <text:p text:style-name="P8">Eu gostaria de:<text:span text:style-name="T2"> </text:span><text:span text:style-name="T12">mostrar uma figura e um conjunto de letras – que no caso é o alfabeto – para o paciente.</text:span></text:p>
            <text:p text:style-name="P33"><text:span text:style-name="T27">P</text:span>ara: <text:span text:style-name="T2">que o paciente possa, através das letras, digitar o nome da figura que lhe é mostrada.</text:span></text:p>
          </table:table-cell>
        </table:table-row>
        <table:table-row>
          <table:table-cell table:style-name="Table3.A2" office:value-type="string">
            <text:p text:style-name="P5">Cenários</text:p>
          </table:table-cell>
          <table:table-cell table:style-name="Table3.B2" office:value-type="string">
            <text:p text:style-name="P34">Cenário 1 – Mostra figura e letras e paciente digitar o nome corretamente.</text:p>
            <text:list xml:id="list1466306555520514349" text:style-name="L9">
              <text:list-item>
                <text:p text:style-name="P37">Dado:<text:span text:style-name="T2"> Uma figura qualquer para o paciente;</text:span></text:p>
              </text:list-item>
              <text:list-item>
                <text:p text:style-name="P37">Quando: <text:span text:style-name="T2">ele digitar o nome dessa figura de forma correta, através do conjunto de letras que lhe é dado;</text:span></text:p>
              </text:list-item>
              <text:list-item>
                <text:p text:style-name="P37">Então: <text:span text:style-name="T2">Aparecerá uma mensagem informando que o mesmo acertou e outra figura será carregada. </text:span><text:span text:style-name="T14">Ao acertar, a quantidade de acertos será acumulada.</text:span></text:p>
                <text:p text:style-name="P37"><text:span text:style-name="T2"/></text:p>
              </text:list-item>
            </text:list>
            <text:p text:style-name="P35">Cenário <text:span text:style-name="T28">2</text:span> – Mostra figura e letras e paciente digitar o nome <text:span text:style-name="T28">erroneamente.</text:span></text:p>
            <text:list xml:id="list230651387293825" text:continue-numbering="true" text:style-name="L9">
              <text:list-item>
                <text:p text:style-name="P38">Dado:<text:span text:style-name="T2"> Uma figura qualquer para o paciente;</text:span></text:p>
              </text:list-item>
              <text:list-item>
                <text:p text:style-name="P38">Quando: <text:span text:style-name="T2">ele digitar o nome dessa figura de forma </text:span><text:span text:style-name="T13">errada</text:span><text:span text:style-name="T2">, através do conjunto de letras que lhe é dado;</text:span></text:p>
              </text:list-item>
              <text:list-item>
                <text:p text:style-name="P38">Então: <text:span text:style-name="T2">Aparecerá uma mensagem informando que o mesmo </text:span><text:span text:style-name="T13">errou o nome da figura, então lhe será solicitado novamente o nome da mesma figura. </text:span><text:span text:style-name="T14">Ao errar, a quantidade de erros será acumulada.</text:span></text:p>
              </text:list-item>
            </text:list>
            <text:p text:style-name="P40"><text:span text:style-name="T13"/></text:p>
            <text:p text:style-name="P41"><text:span text:style-name="T28">C</text:span>enário 3 – Apagar o nome de uma figura.</text:p>
            <text:list xml:id="list5764618124397763317" text:style-name="L10">
              <text:list-item>
                <text:p text:style-name="P42">Quando:<text:span text:style-name="T2"> Pressionado o botão de apagar o nome da figura;</text:span></text:p>
              </text:list-item>
              <text:list-item>
                <text:p text:style-name="P42">Então: <text:span text:style-name="T2">Tudo o que estiver escrito no campo do nome da figura será apagado.</text:span></text:p>
              </text:list-item>
            </text:list>
            <text:p text:style-name="P43"><text:span text:style-name="T2"/></text:p>
            <text:p text:style-name="P43"><text:span text:style-name="T2"/></text:p>
            <text:p text:style-name="P43">Cenário 4 – Apagar última letra digitada.</text:p>
            <text:list xml:id="list5680362783309543830" text:style-name="L11">
              <text:list-item>
                <text:p text:style-name="P44"><text:span text:style-name="T28">Q</text:span>uando: <text:span text:style-name="T2">Pressionado o botão de apagar a última letra digitada;</text:span></text:p>
              </text:list-item>
              <text:list-item>
                <text:p text:style-name="P44">Então: <text:span text:style-name="T2">A última letra digitada no campo de nome da figura será removida.</text:span></text:p>
              </text:list-item>
            </text:list>
            <text:p text:style-name="P43"><text:span text:style-name="T2"/></text:p>
            <text:p text:style-name="P45">Cenário 5 – Mostrar a quantidade de acertos e erros.</text:p>
            <text:list xml:id="list230652438528185" text:continue-list="list501315532734159092" text:style-name="L8">
              <text:list-item>
                <text:p text:style-name="P22">Dado: <text:span text:style-name="T2">Que o paciente já terminou o exercício;</text:span></text:p>
              </text:list-item>
              <text:list-item>
                <text:p text:style-name="P46">Quando: <text:span text:style-name="T2">O paciente acertar o nome da última figura carregada no exercício; </text:span></text:p>
              </text:list-item>
              <text:list-item>
                <text:p text:style-name="P46">Então: <text:span text:style-name="T2">Será mostrada a tela contendo a quantidade de acertos e erros do paciente neste exercício.</text:span></text:p>
              </text:list-item>
            </text:list>
            <text:p text:style-name="P40"><text:span text:style-name="T13"/></text:p>
            <text:p text:style-name="P39"><text:span text:style-name="T2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47">User Story 4 </text:p>
          </table:table-cell>
          <table:covered-table-cell/>
        </table:table-row>
        <table:table-row>
          <table:table-cell table:style-name="Table4.A2" office:value-type="string">
            <text:p text:style-name="P5">Descrição</text:p>
          </table:table-cell>
          <table:table-cell table:style-name="Table4.B2" office:value-type="string">
            <text:p text:style-name="P4"><text:span text:style-name="T1">Enquanto:</text:span> <text:span text:style-name="T2">fonoaudiólogo(a),</text:span></text:p>
            <text:p text:style-name="P9">Eu gostaria de: <text:span text:style-name="T15">cadastrar informações a respeito do paciente que irei atender, tais como informações básicas de contato, informações sobre medicamentos que ele toma, </text:span><text:span text:style-name="T17">relatório sobre o paciente</text:span><text:span text:style-name="T16"> </text:span><text:span text:style-name="T17">e informações sobre sobre exames.</text:span></text:p>
          </table:table-cell>
        </table:table-row>
        <table:table-row>
          <table:table-cell table:style-name="Table4.A2" office:value-type="string">
            <text:p text:style-name="P5">Cenários</text:p>
          </table:table-cell>
          <table:table-cell table:style-name="Table4.B2" office:value-type="string">
            <text:p text:style-name="P36">Cenário 1 – <text:span text:style-name="T29">Cadastrar paciente</text:span></text:p>
            <text:list xml:id="list6846184964311518184" text:style-name="L12">
              <text:list-item>
                <text:p text:style-name="P48">Quando: <text:span text:style-name="T2">Pressionado o botão de cadastro de paciente;</text:span></text:p>
              </text:list-item>
              <text:list-item>
                <text:p text:style-name="P48">Então: <text:span text:style-name="T17">Os dados de contato do paciente, dados sobre medicamentos e exames do paciente devem ser inseridos no aplicativo. Caso seja necessário, o fonoaudiólogo poderá inserir também o relatório do paciente.</text:span></text:p>
              </text:list-item>
            </text:list>
            <text:p text:style-name="P49"><text:span text:style-name="T17"/></text:p>
            <text:p text:style-name="P50">Cenário 2 – Buscando Pacientes cadastrados <text:s/></text:p>
            <text:list xml:id="list3914339100195758054" text:style-name="L13">
              <text:list-item>
                <text:p text:style-name="P51">Quando: <text:span text:style-name="T2"><text:s/>A tela contendo uma lista de pacientes cadastrados for chamada.</text:span></text:p>
              </text:list-item>
              <text:list-item>
                <text:p text:style-name="P51">Então:<text:span text:style-name="T2"> O fonoaudiólogo poderá procurar na lista pelo nome do paciente e ao clicar sobre o seu nome, lhe será mostrado o seu cadastro;</text:span></text:p>
              </text:list-item>
              <text:list-item>
                <text:p text:style-name="P51">OU<text:span text:style-name="T2">: </text:span><text:span text:style-name="T18">O fonoaudiólogo poderá procurar pelo paciente digitando o seu nome na barra de busca e, ao encontrá-lo, poderá acessar seu cadastro.</text:span></text:p>
              </text:list-item>
            </text:list>
            <text:p text:style-name="P53"><text:span text:style-name="T18"/></text:p>
            <text:p text:style-name="P55"><text:span text:style-name="T30">C</text:span>enário 3 – Editando informações sobre o paciente</text:p>
            <text:list xml:id="list230651245029796" text:continue-numbering="true" text:style-name="L13">
              <text:list-item>
                <text:p text:style-name="P52">Quando: <text:span text:style-name="T2"><text:s/>A tela contendo uma lista de pacientes cadastrados for chamada </text:span><text:span text:style-name="T19">e o paciente for encontrado e selecionado;</text:span></text:p>
              </text:list-item>
              <text:list-item>
                <text:p text:style-name="P56">Então:<text:span text:style-name="T2"> O fonoaudiólogo poderá ter acesso ao seu cadastro e editar quaisquer informações que queira sobre tal paciente.</text:span></text:p>
              </text:list-item>
            </text:list>
            <text:p text:style-name="P55"><text:span text:style-name="T2"/></text:p>
            <text:p text:style-name="P57">Cenário 4 – Removendo paciente cadastrado</text:p>
            <text:list xml:id="list3929476303538747914" text:style-name="L14">
              <text:list-item>
                <text:p text:style-name="P54">Quando: <text:span text:style-name="T2"><text:s/>A tela contendo uma lista de pacientes cadastrados for chamada </text:span><text:span text:style-name="T19">e o paciente for encontrado;</text:span></text:p>
              </text:list-item>
              <text:list-item>
                <text:p text:style-name="P58"><text:span text:style-name="T31">E</text:span>ntão:<text:span text:style-name="T2"> </text:span><text:span text:style-name="T20">O fonoaudiólogo poderá excluir tal paciente pressionando e mantendo pressionado o seu nome, onde aparecerá uma mensagem indicando que ele poderá excluir o paciente e, caso ele escolha em excluir, então esse paciente será excluído do sistema.</text:span></text:p>
              </text:list-item>
            </text:list>
            <text:p text:style-name="P55"><text:span text:style-name="T2"/></text:p>
            <text:p text:style-name="P50"><text:span text:style-name="T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02:14.104933000</meta:creation-date>
    <dc:date>2018-05-02T23:06:50.112283000</dc:date>
    <meta:editing-duration>PT4H33M36S</meta:editing-duration>
    <meta:editing-cycles>53</meta:editing-cycles>
    <meta:generator>LibreOffice/5.0.5.2$MacOSX_X86_64 LibreOffice_project/55b006a02d247b5f7215fc6ea0fde844b30035b3</meta:generator>
    <meta:document-statistic meta:table-count="4" meta:image-count="0" meta:object-count="0" meta:page-count="4" meta:paragraph-count="91" meta:word-count="1115" meta:character-count="6515" meta:non-whitespace-character-count="5509"/>
  </office:meta>
</office:document-meta>
</file>